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10D000000B55A89E32486C4088E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21A000000EB6285872D98976191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200000000BD0000005780074AFEF1F9631A.gif" manifest:media-type="image/gif"/>
  <manifest:file-entry manifest:full-path="Pictures/10000000000000A100000045EBBA0333419091BD.png" manifest:media-type="image/png"/>
  <manifest:file-entry manifest:full-path="Pictures/100000000000012B00000090759FCD465E737650.png" manifest:media-type="image/png"/>
  <manifest:file-entry manifest:full-path="Pictures/1000000000000203000001DC51A0E562D6B3CBAE.jpg" manifest:media-type="image/jpeg"/>
  <manifest:file-entry manifest:full-path="Pictures/10000000000004B000000384923C953F6CBB9CB0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6.081cm" svg:x="17.272cm" svg:y="1.793cm">
          <draw:image xlink:href="Pictures/10000201000001E9000001FDBD0336B0A2D398AC.png" xlink:type="simple" xlink:show="embed" xlink:actuate="onLoad" loext:mime-type="image/png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Cuaderno Técnico de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4" draw:text-style-name="P1" draw:layer="layout" svg:width="4.041cm" svg:height="1.704cm" svg:x="23.114cm" svg:y="18.971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5" draw:text-style-name="P1" draw:layer="layout" svg:x1="0cm" svg:y1="18.288cm" svg:x2="28cm" svg:y2="18.288cm">
          <text:p/>
        </draw:line>
        <draw:frame draw:style-name="gr6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7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4" draw:text-style-name="P1" draw:layer="layout" svg:width="4.652cm" svg:height="2.032cm" svg:x="10.08cm" svg:y="15.24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4" draw:text-style-name="P1" draw:layer="layout" svg:width="3.476cm" svg:height="1.6cm" svg:x="15.32cm" svg:y="18.97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4" draw:text-style-name="P1" draw:layer="layout" svg:width="2.11cm" svg:height="1.95cm" svg:x="19.734cm" svg:y="18.624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4" draw:text-style-name="P1" draw:layer="layout" svg:width="2.285cm" svg:height="2.282cm" svg:x="0.254cm" svg:y="18.546cm">
          <draw:image xlink:href="Pictures/10000000000006A2000006A096F47F01135491BF.jpg" xlink:type="simple" xlink:show="embed" xlink:actuate="onLoad" loext:mime-type="image/jpeg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5">CT.10: Entradas y pulsadores</text:span></text:p>
          </draw:text-box>
        </draw:frame>
        <draw:frame draw:style-name="gr4" draw:text-style-name="P1" draw:layer="layout" svg:width="3.302cm" svg:height="2.551cm" svg:x="3.048cm" svg:y="18.449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21-Abril-7</text:span></text:p>
          </draw:text-box>
        </draw:frame>
        <draw:frame draw:style-name="gr4" draw:text-style-name="P1" draw:layer="layout" svg:width="4.453cm" svg:height="1.908cm" svg:x="1.872cm" svg:y="4.826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4" draw:text-style-name="P1" draw:layer="layout" svg:width="5.149cm" svg:height="3.862cm" svg:x="0.185cm" svg:y="0.456cm">
          <draw:image xlink:href="Pictures/10000000000004B000000384923C953F6CBB9CB0.jpg" xlink:type="simple" xlink:show="embed" xlink:actuate="onLoad" loext:mime-type="image/jpeg">
            <text:p/>
          </draw:image>
        </draw:frame>
        <draw:frame draw:style-name="gr8" draw:text-style-name="P11" draw:layer="layout" svg:width="0.502cm" svg:height="1.187cm" svg:x="13.01cm" svg:y="10.765cm">
          <draw:text-box>
            <text:p/>
          </draw:text-box>
        </draw:frame>
        <draw:frame draw:style-name="gr1" draw:text-style-name="P1" draw:layer="layout" svg:width="6.002cm" svg:height="2.797cm" svg:x="0.762cm" svg:y="5.585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1" draw:text-style-name="P1" draw:layer="layout" svg:width="5.759cm" svg:height="2.773cm" svg:x="7.195cm" svg:y="5.609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1" draw:text-style-name="P1" draw:layer="layout" svg:width="5.88cm" svg:height="3.054cm" svg:x="0.762cm" svg:y="9.398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1" draw:text-style-name="P1" draw:layer="layout" svg:width="5.283cm" svg:height="3.554cm" svg:x="7.671cm" svg:y="8.892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1" draw:text-style-name="P1" draw:layer="layout" svg:width="13.214cm" svg:height="13.578cm" svg:x="14.478cm" svg:y="4.509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7T16:30:41.771927392</dc:date>
    <meta:editing-duration>P8DT4H35M3S</meta:editing-duration>
    <meta:editing-cycles>560</meta:editing-cycles>
    <meta:generator>LibreOffice/6.4.6.2$Linux_X86_64 LibreOffice_project/40$Build-2</meta:generator>
    <meta:print-date>2017-10-04T10:42:29.653181544</meta:print-date>
    <meta:document-statistic meta:object-count="46"/>
  </office:meta>
</office:document-meta>
</file>